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Mono Medium" svg:font-family="'Fira Mono Medium'" style:font-adornments="Medium" style:font-pitch="fixed"/>
    <style:font-face style:name="Fira Sans" svg:font-family="'Fira Sans'" style:font-family-generic="swiss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riam Mono CLM" svg:font-family="'Miriam Mono CLM'" style:font-pitch="fixed"/>
    <style:font-face style:name="Nimbus Mono PS" svg:font-family="'Nimbus Mono PS'" style:font-pitch="fixed"/>
    <style:font-face style:name="Nimbus Mono PS1" svg:font-family="'Nimbus Mono PS'" style:font-adornments="Regular" style:font-pitch="fixed"/>
    <style:font-face style:name="Nimbus Sans" svg:font-family="'Nimbus Sans'" style:font-family-generic="swiss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Medium" svg:font-family="'Noto Sans CJK SC Medium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draw:fill="solid" draw:fill-color="#dddddd" draw:opacity="100%" draw:textarea-vertical-align="top" fo:min-height="8.884cm" fo:padding-top="0.508cm" fo:padding-bottom="0.508cm" fo:padding-left="0.508cm" fo:padding-right="0.508cm" draw:shadow="visible" draw:shadow-offset-x="0.176cm" draw:shadow-offset-y="0.176cm" draw:shadow-color="#55308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text-properties fo:font-size="32pt"/>
    </style:style>
    <style:style style:name="P2" style:family="paragraph">
      <style:paragraph-properties fo:line-height="150%"/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line-height="115%"/>
      <style:text-properties fo:font-size="32pt" style:font-size-asian="22pt" style:font-size-complex="22pt"/>
    </style:style>
    <style:style style:name="P6" style:family="paragraph">
      <style:paragraph-properties fo:margin-left="0cm" fo:margin-right="0cm" fo:margin-top="0.5cm" fo:margin-bottom="0cm" fo:text-indent="0cm"/>
      <style:text-properties style:font-name="Liberation Sans1"/>
    </style:style>
    <style:style style:name="P7" style:family="paragraph">
      <style:text-properties style:font-name="Liberation Sans1"/>
    </style:style>
    <style:style style:name="P8" style:family="paragraph">
      <style:paragraph-properties fo:margin-left="0cm" fo:margin-right="0cm" fo:margin-top="0cm" fo:margin-bottom="0cm" fo:line-height="100%" fo:text-indent="0cm"/>
      <style:text-properties fo:color="#1c1c1c" loext:opacity="100%" style:font-name="Noto Mono" fo:font-size="28pt" style:font-size-asian="28pt" style:font-size-complex="28pt"/>
    </style:style>
    <style:style style:name="P9" style:family="paragraph">
      <loext:graphic-properties draw:fill="solid" draw:fill-color="#dddddd" draw:opacity="100%"/>
      <style:paragraph-properties fo:margin-left="0cm" fo:margin-right="0cm" fo:margin-top="0cm" fo:margin-bottom="0cm" fo:line-height="100%" fo:text-indent="0cm"/>
      <style:text-properties fo:color="#1c1c1c" loext:opacity="100%" style:font-name="Noto Mono" fo:font-size="28pt" style:font-size-asian="28pt" style:font-size-complex="28pt"/>
    </style:style>
    <style:style style:name="P10" style:family="paragraph">
      <style:text-properties style:font-name="Noto Mono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solid" draw:fill-color="#dddddd" draw:opacity="100%"/>
      <style:paragraph-properties fo:margin-left="0cm" fo:margin-right="0cm" fo:margin-top="0cm" fo:margin-bottom="0cm" fo:line-height="100%" fo:text-indent="0cm" style:writing-mode="lr-tb"/>
      <style:text-properties fo:color="#1c1c1c" loext:opacity="100%" style:font-name="Noto Mono" fo:font-size="28pt" style:font-size-asian="28pt" style:font-size-complex="28pt"/>
    </style:style>
    <style:style style:name="P13" style:family="paragraph">
      <style:text-properties style:font-name="Liberation Sans1" fo:font-size="26pt"/>
    </style:style>
    <style:style style:name="T1" style:family="text">
      <style:text-properties fo:color="#ffffff" loext:opacity="100%" style:font-name="Nimbus Sans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Nimbus Sans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imbus Mono PS"/>
    </style:style>
    <style:style style:name="T4" style:family="text">
      <style:text-properties fo:color="#ffffff" loext:opacity="100%"/>
    </style:style>
    <style:style style:name="T5" style:family="text">
      <style:text-properties style:font-name="Liberation Sans1" fo:font-size="28pt" style:font-size-asian="28pt" style:font-size-complex="28pt"/>
    </style:style>
    <style:style style:name="T6" style:family="text">
      <style:text-properties style:font-name="Liberation Sans1"/>
    </style:style>
    <style:style style:name="T7" style:family="text">
      <style:text-properties fo:color="#afd095" loext:opacity="100%" style:font-name="Liberation Sans1" fo:font-style="italic" style:font-style-asian="italic" style:font-style-complex="italic"/>
    </style:style>
    <style:style style:name="T8" style:family="text">
      <style:text-properties fo:color="#afd095" loext:opacity="100%" style:font-name="Liberation Sans1" style:font-style-asian="italic" style:font-style-complex="italic"/>
    </style:style>
    <style:style style:name="T9" style:family="text">
      <style:text-properties fo:color="#5b277d" loext:opacity="100%" style:font-name="Noto Mono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Noto Mono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333333" loext:opacity="100%" style:font-name="Noto Mono" fo:font-size="28pt" fo:font-weight="normal" style:font-size-asian="28pt" style:font-weight-asian="normal" style:font-size-complex="28pt" style:font-weight-complex="normal"/>
    </style:style>
    <style:style style:name="T12" style:family="text">
      <style:text-properties style:font-name="Noto Mono" fo:font-size="28pt" style:font-size-asian="28pt" style:font-size-complex="28pt"/>
    </style:style>
    <style:style style:name="T13" style:family="text">
      <style:text-properties style:font-name="Liberation Sans1" fo:font-style="italic" style:font-style-asian="italic" style:font-style-complex="italic"/>
    </style:style>
    <style:style style:name="T14" style:family="text">
      <style:text-properties fo:color="#333333" loext:opacity="100%" style:font-name="Liberation Sans1" fo:background-color="#dddddd"/>
    </style:style>
    <style:style style:name="T15" style:family="text">
      <style:text-properties style:font-name="Noto Mono" fo:background-color="#55308d"/>
    </style:style>
    <style:style style:name="T16" style:family="text">
      <style:text-properties style:font-name="Liberation Sans1" fo:background-color="transparent"/>
    </style:style>
    <style:style style:name="T17" style:family="text">
      <style:text-properties style:font-name="Noto Mono" fo:background-color="transparent"/>
    </style:style>
    <style:style style:name="T18" style:family="text">
      <style:text-properties fo:color="#1c1c1c" loext:opacity="100%" style:font-name="Liberation Sans1" fo:background-color="#dddddd"/>
    </style:style>
    <style:style style:name="T19" style:family="text">
      <style:text-properties style:font-name="Liberation Sans1" fo:font-size="24pt" style:font-size-asian="24pt" style:font-size-complex="24pt"/>
    </style:style>
    <style:style style:name="T20" style:family="text">
      <style:text-properties style:font-name="Liberation Sans1" fo:font-style="normal" style:font-style-asian="normal" style:font-style-complex="normal"/>
    </style:style>
    <style:style style:name="T21" style:family="text">
      <style:text-properties fo:color="#333333" loext:opacity="100%" style:font-name="Noto Mono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a1467e" loext:opacity="100%" style:font-name="Noto Mono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b47804" loext:opacity="100%" style:font-name="Noto Mono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127622" loext:opacity="100%" style:font-name="Noto Mono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729fcf" loext:opacity="100%" style:font-name="Noto Mono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355269" loext:opacity="100%" style:font-name="Noto Mono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1c1c1c" loext:opacity="100%" style:font-name="Noto Mono" fo:font-size="28pt" style:font-size-asian="28pt" style:font-size-complex="28pt"/>
    </style:style>
    <style:style style:name="T28" style:family="text">
      <style:text-properties style:font-name="Liberation Sans1"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3" draw:layer="layout" svg:width="25.199cm" svg:height="9.725cm" svg:x="1.4cm" svg:y="3.39cm" presentation:class="subtitle" presentation:user-transformed="true">
          <draw:text-box>
            <text:p text:style-name="P1"/>
            <text:p text:style-name="P2"><text:span text:style-name="T1">Building</text:span><text:span text:style-name="T2"> on Bitcoin Core</text:span></text:p>
            <text:p text:style-name="P2"><text:span text:style-name="T2"/></text:p>
            <text:p text:style-name="P2"><text:span text:style-name="T3"><text:s/></text:span><text:span text:style-name="T3">PlebLab Edition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4">Presentation</text:span> Link</text:p>
          </draw:text-box>
        </draw:frame>
        <draw:frame presentation:style-name="pr4" draw:layer="layout" svg:width="25.199cm" svg:height="7.104cm" svg:x="1.4cm" svg:y="5.715cm" presentation:class="outline" presentation:user-transformed="true">
          <draw:text-box>
            <text:list text:style-name="L3">
              <text:list-header>
                <text:p>=&gt; insert link here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Install Guide</text:p>
          </draw:text-box>
        </draw:frame>
        <draw:frame presentation:style-name="pr4" draw:text-style-name="P5" draw:layer="layout" svg:width="25.199cm" svg:height="9.134cm" svg:x="1.4cm" svg:y="4.485cm" presentation:class="outline" presentation:user-transformed="true">
          <draw:text-box>
            <text:list text:style-name="L3">
              <text:list-item>
                <text:p text:style-name="P5"><text:span text:style-name="T5">Download Bitcoin Core:</text:span></text:p>
                <text:p text:style-name="P5"><text:span text:style-name="T5"><text:a xlink:href="https://bitcoin.org/en/download" xlink:type="simple">https://bitcoin.org/en/download</text:a></text:span></text:p>
              </text:list-item>
              <text:list-item>
                <text:p text:style-name="P5"><text:span text:style-name="T5">Windows Guide:</text:span></text:p>
                <text:p text:style-name="P5"><text:span text:style-name="T5"><text:a xlink:href="https://bitcoin.org/en/full-node#windows-instructions" xlink:type="simple">https://bitcoin.org/en/full-node#windows-instructions</text:a></text:span></text:p>
              </text:list-item>
              <text:list-item>
                <text:p text:style-name="P5"><text:span text:style-name="T5">Mac OSX Guide:</text:span></text:p>
                <text:p text:style-name="P5"><text:span text:style-name="T5"><text:a xlink:href="https://bitcoin.org/en/full-node#mac-os-x-instructions" xlink:type="simple">https://bitcoin.org/en/full-node#mac-os-x-instructions</text:a></text:span></text:p>
              </text:list-item>
              <text:list-item>
                <text:p text:style-name="P5"><text:span text:style-name="T5">Linux Guide:</text:span></text:p>
                <text:p text:style-name="P5"><text:span text:style-name="T5"><text:a xlink:href="https://bitcoin.org/en/full-node#linux-instructions" xlink:type="simple">https://bitcoin.org/en/full-node#linux-instructions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onfiguring Bitcoin-Qt</text:p>
          </draw:text-box>
        </draw:frame>
        <draw:frame presentation:style-name="pr4" draw:text-style-name="P7" draw:layer="layout" svg:width="25.199cm" svg:height="10.795cm" svg:x="1.4cm" svg:y="3.81cm" presentation:class="outline" presentation:user-transformed="true">
          <draw:text-box>
            <text:list text:style-name="L4">
              <text:list-item>
                <text:p text:style-name="P6"><text:span text:style-name="T6">Windows Instructions:</text:span></text:p>
                <text:p text:style-name="P6"><text:span text:style-name="T7">Settings → Options → Open Config File</text:span></text:p>
                <text:p text:style-name="P6"><text:span text:style-name="T7">C:\Users\&lt;you&gt;\AppData\Roaming\Bitcoin\bitcoin.conf</text:span></text:p>
                <text:p text:style-name="P6"><text:span text:style-name="T7"/></text:p>
              </text:list-item>
              <text:list-item>
                <text:p text:style-name="P6"><text:span text:style-name="T6">OSX Instructions:</text:span></text:p>
                <text:p text:style-name="P6"><text:span text:style-name="T7">Settings → Options → Open Config File</text:span></text:p>
                <text:p text:style-name="P6"><text:span text:style-name="T7">/users</text:span><text:span text:style-name="T8">/&lt;you&gt;/Library/Application Support/Bitcoin/bitcoin.conf</text:span></text:p>
                <text:p text:style-name="P6"><text:span text:style-name="T8"/></text:p>
              </text:list-item>
              <text:list-item>
                <text:p text:style-name="P6"><text:span text:style-name="T6">Linux Instructions:</text:span></text:p>
                <text:p text:style-name="P6"><text:span text:style-name="T7">Settings → Options → Open Config File</text:span></text:p>
                <text:p text:style-name="P6"><text:span text:style-name="T7">/home</text:span><text:span text:style-name="T8">/&lt;you&gt;/.bitcoin/bitcoin.conf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onfiguration</text:p>
          </draw:text-box>
        </draw:frame>
        <draw:frame presentation:style-name="pr6" draw:text-style-name="P9" draw:layer="layout" svg:width="25.199cm" svg:height="9.134cm" svg:x="1.4cm" svg:y="3.885cm" presentation:class="outline" presentation:user-transformed="true">
          <draw:text-box>
            <text:p text:style-name="P8"><text:span text:style-name="T9">## Bitcoin Core Config </text:span></text:p>
            <text:p text:style-name="P8"><text:span text:style-name="T10"/></text:p>
            <text:p text:style-name="P8"><text:span text:style-name="T11">regtest = 1</text:span></text:p>
            <text:p text:style-name="P8"><text:span text:style-name="T11">server <text:s/>= 1 </text:span></text:p>
            <text:p text:style-name="P8"><text:span text:style-name="T11">txindex = 1 # maybe</text:span></text:p>
            <text:p text:style-name="P8"><text:span text:style-name="T1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reate Wallet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3">
              <text:list-item>
                <text:p text:style-name="P7"><text:span text:style-name="T13">File → Create Wallet</text:span></text:p>
              </text:list-item>
              <text:list-item>
                <text:p text:style-name="P7"><text:span text:style-name="T6">Avoid spaces or uppercase.</text:span></text:p>
              </text:list-item>
              <text:list-item>
                <text:p text:style-name="P7"><text:span text:style-name="T6">Uncheck </text:span><text:span text:style-name="T14"><text:s/>Use Descriptor Wallet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RPC Console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3">
              <text:list-item>
                <text:p text:style-name="P7"><text:span text:style-name="T13">Window → Console</text:span></text:p>
              </text:list-item>
              <text:list-item>
                <text:p text:style-name="P7"><text:span text:style-name="T6">Select your wallet.</text:span></text:p>
              </text:list-item>
              <text:list-item>
                <text:p text:style-name="P7"><text:span text:style-name="T6">Enter </text:span><text:span text:style-name="T15"><text:s/>getblockchaininfo </text:span></text:p>
                <text:p text:style-name="P7"><text:span text:style-name="T16">into your console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Mining Blocks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10"><text:span text:style-name="T15"/></text:p>
              </text:list-header>
              <text:list-item>
                <text:p xml:id="id1" text:id="id1" text:style-name="P10"><text:span text:style-name="T15"><text:s/></text:span><text:span text:style-name="T15">getnewaddress </text:span></text:p>
              </text:list-item>
              <text:list-item>
                <text:p xml:id="id2" text:id="id2" text:style-name="P10"><text:span text:style-name="T15"><text:s/></text:span><text:span text:style-name="T15">generatetoaddress 100 &lt;address&gt; </text:span></text:p>
              </text:list-item>
              <text:list-item>
                <text:p xml:id="id3" text:id="id3" text:style-name="P10"><text:span text:style-name="T17">Profit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end a Payment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3">
              <text:list-item>
                <text:p text:style-name="P7"><text:span text:style-name="T6">Select Send tab.</text:span></text:p>
              </text:list-item>
              <text:list-item>
                <text:p text:style-name="P7"><text:span text:style-name="T6">Enter Address into </text:span><text:span text:style-name="T18"><text:s/>Pay To: </text:span></text:p>
              </text:list-item>
              <text:list-item>
                <text:p text:style-name="P7"><text:span text:style-name="T6">Enter </text:span><text:span text:style-name="T18"><text:s/>Amount: </text:span></text:p>
              </text:list-item>
              <text:list-item>
                <text:p text:style-name="P7"><text:span text:style-name="T6">Select </text:span><text:span text:style-name="T18"><text:s/>Custom Fee: </text:span><text:span text:style-name="T6"><text:s/></text:span><text:span text:style-name="T18"><text:s/>1000 satoshis </text:span></text:p>
              </text:list-item>
              <text:list-item>
                <text:p text:style-name="P7"><text:span text:style-name="T6">Click Send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RPC Authentication</text:p>
          </draw:text-box>
        </draw:frame>
        <draw:frame presentation:style-name="pr4" draw:layer="layout" svg:width="25.199cm" svg:height="9.134cm" svg:x="1.4cm" svg:y="4.385cm" presentation:class="outline" presentation:user-transformed="true">
          <draw:text-box>
            <text:list text:style-name="L3">
              <text:list-item>
                <text:p><text:span text:style-name="T6">Visit RPC Auth Generator:</text:span></text:p>
                <text:p><text:span text:style-name="T19"><text:a xlink:href="https://jlopp.github.io/bitcoin-core-rpc-auth-generator" xlink:type="simple">https://jlopp.github.io/bitcoin-core-rpc-auth-generator</text:a></text:span></text:p>
                <text:p><text:span text:style-name="T19"/></text:p>
              </text:list-item>
              <text:list-item>
                <text:p><text:span text:style-name="T6">Generate </text:span><text:span text:style-name="T18"><text:s/>rpcauth=&lt;user:stuff&gt; </text:span><text:span text:style-name="T6"><text:s/>string.</text:span></text:p>
              </text:list-item>
              <text:list-item>
                <text:p><text:span text:style-name="T6">Add string to </text:span><text:span text:style-name="T13">bitcoin.conf </text:span><text:span text:style-name="T20">file.</text:span></text:p>
              </text:list-item>
              <text:list-item>
                <text:p><text:span text:style-name="T20">Restart Bitcoin-Qt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JSON-RPC Request</text:p>
          </draw:text-box>
        </draw:frame>
        <draw:frame presentation:style-name="pr6" draw:text-style-name="P12" draw:layer="layout" svg:width="25.199cm" svg:height="9.134cm" svg:x="1.471cm" svg:y="3.973cm" presentation:class="outline" presentation:user-transformed="true">
          <draw:text-box>
            <text:p text:style-name="P11"><text:span text:style-name="T21">{</text:span></text:p>
            <text:p text:style-name="P11"><text:span text:style-name="T21"><text:s text:c="2"/></text:span><text:span text:style-name="T22">host</text:span><text:span text:style-name="T21">: ‘</text:span><text:span text:style-name="T23">http://127.0.0.1:18443/wallet/&lt;wallet_name&gt;</text:span><text:span text:style-name="T21">’</text:span></text:p>
            <text:p text:style-name="P11"><text:span text:style-name="T21"><text:s text:c="2"/></text:span><text:span text:style-name="T22">method</text:span><text:span text:style-name="T21">: '</text:span><text:span text:style-name="T23">POST</text:span><text:span text:style-name="T21">',</text:span></text:p>
            <text:p text:style-name="P11"><text:span text:style-name="T21"><text:s text:c="2"/></text:span><text:span text:style-name="T22">headers</text:span><text:span text:style-name="T21">: {</text:span></text:p>
            <text:p text:style-name="P11"><text:span text:style-name="T21"><text:s text:c="4"/></text:span><text:span text:style-name="T21">'</text:span><text:span text:style-name="T22">Authorization</text:span><text:span text:style-name="T21">': '</text:span><text:span text:style-name="T23">Basic </text:span><text:span text:style-name="T21">' + </text:span><text:span text:style-name="T24">toBase64</text:span><text:span text:style-name="T21">(‘</text:span><text:span text:style-name="T23">user</text:span><text:span text:style-name="T21">’ + ‘</text:span><text:span text:style-name="T23">:</text:span><text:span text:style-name="T21">’ + ‘</text:span><text:span text:style-name="T23">pass</text:span><text:span text:style-name="T21">’),</text:span></text:p>
            <text:p text:style-name="P11"><text:span text:style-name="T21"><text:s text:c="4"/></text:span><text:span text:style-name="T21">'</text:span><text:span text:style-name="T22">content-type</text:span><text:span text:style-name="T21">': '</text:span><text:span text:style-name="T23">application/json</text:span><text:span text:style-name="T21">'</text:span></text:p>
            <text:p text:style-name="P11"><text:span text:style-name="T21"><text:s text:c="2"/></text:span><text:span text:style-name="T21">},</text:span></text:p>
            <text:p text:style-name="P11"><text:span text:style-name="T21"><text:s text:c="2"/></text:span><text:span text:style-name="T22">body</text:span><text:span text:style-name="T21">: </text:span><text:span text:style-name="T25">String</text:span><text:span text:style-name="T21">({</text:span></text:p>
            <text:p text:style-name="P11"><text:span text:style-name="T21"><text:s text:c="4"/></text:span><text:span text:style-name="T22">jsonrpc</text:span><text:span text:style-name="T21">: </text:span><text:span text:style-name="T26">1.0</text:span><text:span text:style-name="T21">,</text:span></text:p>
            <text:p text:style-name="P11"><text:span text:style-name="T21"><text:s text:c="4"/></text:span><text:span text:style-name="T22">id</text:span><text:span text:style-name="T21">: </text:span><text:span text:style-name="T24">randomId</text:span><text:span text:style-name="T21">(),</text:span></text:p>
            <text:p text:style-name="P11"><text:span text:style-name="T21"><text:s text:c="4"/></text:span><text:span text:style-name="T22">method</text:span><text:span text:style-name="T21">: ‘</text:span><text:span text:style-name="T23">methodName</text:span><text:span text:style-name="T21">’,</text:span></text:p>
            <text:p text:style-name="P11"><text:span text:style-name="T21"><text:s text:c="4"/></text:span><text:span text:style-name="T22">params</text:span><text:span text:style-name="T21">: [ ‘</text:span><text:span text:style-name="T23">arg1</text:span><text:span text:style-name="T21">’, ‘</text:span><text:span text:style-name="T23">arg2</text:span><text:span text:style-name="T21">’ … ]</text:span></text:p>
            <text:p text:style-name="P11"><text:span text:style-name="T21"><text:s text:c="2"/></text:span><text:span text:style-name="T21">})</text:span></text:p>
            <text:p text:style-name="P11"><text:span text:style-name="T21">}</text:span></text:p>
            <text:p text:style-name="P11"><text:span text:style-name="T2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More Resources</text:p>
          </draw:text-box>
        </draw:frame>
        <draw:frame presentation:style-name="pr4" draw:text-style-name="P13" draw:layer="layout" svg:width="25.199cm" svg:height="9.134cm" svg:x="1.4cm" svg:y="4.485cm" presentation:class="outline" presentation:user-transformed="true">
          <draw:text-box>
            <text:list text:style-name="L3">
              <text:list-item>
                <text:p text:style-name="P13">Standard RPC API Documentation</text:p>
                <text:p text:style-name="P13"><text:a xlink:href="https://developer.bitcoin.org/reference/rpc" xlink:type="simple">https://developer.bitcoin.org/reference/rpc</text:a></text:p>
              </text:list-item>
              <text:list-item>
                <text:p text:style-name="P13">Bitcoin Core Config Generator</text:p>
                <text:p text:style-name="P13"><text:a xlink:href="https://jlopp.github.io/bitcoin-core-config-generator" xlink:type="simple">https://jlopp.github.io/bitcoin-core-config-generator</text:a></text:p>
              </text:list-item>
              <text:list-item>
                <text:p text:style-name="P13">Programming Bitcoin by Jimmy Song</text:p>
                <text:p text:style-name="P13"><text:span text:style-name="T28"><text:a xlink:href="https://github.com/jimmysong/programmingbitcoin" xlink:type="simple">https://github.com/jimmysong/programmingbitcoin</text:a></text:span></text:p>
              </text:list-item>
              <text:list-item>
                <text:p text:style-name="P13">My Github</text:p>
                <text:p text:style-name="P13"><text:a xlink:href="https://github.com/cmdruid/bitcoin-programming" xlink:type="simple">https://github.com/cmdruid/bitcoin-programming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Mono Medium" svg:font-family="'Fira Mono Medium'" style:font-adornments="Medium" style:font-pitch="fixed"/>
    <style:font-face style:name="Fira Sans" svg:font-family="'Fira Sans'" style:font-family-generic="swiss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riam Mono CLM" svg:font-family="'Miriam Mono CLM'" style:font-pitch="fixed"/>
    <style:font-face style:name="Nimbus Mono PS" svg:font-family="'Nimbus Mono PS'" style:font-pitch="fixed"/>
    <style:font-face style:name="Nimbus Mono PS1" svg:font-family="'Nimbus Mono PS'" style:font-adornments="Regular" style:font-pitch="fixed"/>
    <style:font-face style:name="Nimbus Sans" svg:font-family="'Nimbus Sans'" style:font-family-generic="swiss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Medium" svg:font-family="'Noto Sans CJK SC Medium'" style:font-family-generic="swiss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fo:padding-top="0.152cm" fo:padding-bottom="0.152cm" fo:padding-left="0.152cm" fo:padding-right="0.152cm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57cm" fo:margin-right="0cm" fo:margin-top="0.499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imbus Mono PS1" fo:font-family="'Nimbus Mono PS'" style:font-style-name="Regular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9T00:47:34.059249325</meta:creation-date>
    <dc:date>2022-10-29T02:31:24.574492008</dc:date>
    <meta:editing-duration>PT1M4S</meta:editing-duration>
    <meta:editing-cycles>1</meta:editing-cycles>
    <meta:document-statistic meta:object-count="68"/>
    <meta:generator>LibreOffice/7.3.4.2$Linux_X86_64 LibreOffice_project/728fec16bd5f605073805c3c9e7c4212a0120dc5</meta:generator>
  </office:meta>
</office:document-meta>
</file>